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8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6cm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8cm"/>
    </style:style>
    <style:style style:name="gr5" style:family="graphic" style:parent-style-name="standard">
      <style:graphic-properties draw:textarea-horizontal-align="justify" draw:textarea-vertical-align="middle" draw:auto-grow-height="false" fo:min-height="2.751cm" fo:min-width="1.77cm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302cm" fo:min-width="3.37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1.737cm"/>
    </style:style>
    <style:style style:name="gr12" style:family="graphic" style:parent-style-name="standard">
      <style:graphic-properties draw:textarea-horizontal-align="justify" draw:textarea-vertical-align="middle" draw:auto-grow-height="false" fo:min-height="1.1cm" fo:min-width="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font-size="22pt" fo:font-weight="bold" style:font-size-asian="18pt" style:font-size-complex="18pt"/>
    </style:style>
    <style:style style:name="T1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5.3cm" svg:height="1.9cm" svg:x="7.5cm" svg:y="2.7cm">
          <text:p text:style-name="P1">Colha a Assinatur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6.1cm" svg:height="2cm" svg:x="7cm" svg:y="5.7cm">
          <text:p text:style-name="P1">Separe Por Zo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7.8cm" svg:height="3.5cm" svg:x="3.8cm" svg:y="14.4cm">
          <text:p text:style-name="P1">A zona é na</text:p>
          <text:p text:style-name="P1">sua área de</text:p>
          <text:p text:style-name="P1">Responsabilida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6" draw:id="id6" draw:layer="layout" svg:width="4.3cm" svg:height="2cm" svg:x="3.5cm" svg:y="11.5cm">
          <text:p text:style-name="P1">Cadastra no</text:p>
          <text:p text:style-name="P1">sistema</text:p>
          <text:p text:style-name="P1">Do T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3.8cm" svg:height="3cm" svg:x="15.2cm" svg:y="15.8cm">
          <text:p text:style-name="P1">Mande pro</text:p>
          <text:p text:style-name="P1">Responsáve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" xml:id="id4" draw:id="id4" draw:layer="layout" svg:width="4.4cm" svg:height="1.7cm" svg:x="6.1cm" svg:y="20.6cm">
          <text:p text:style-name="P1">Tire cópia</text:p>
          <text:p text:style-name="P1">Da fich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7" draw:id="id7" draw:layer="layout" svg:width="5.8cm" svg:height="2.1cm" svg:x="13.1cm" svg:y="21.1cm">
          <text:p text:style-name="P1">Leve original e</text:p>
          <text:p text:style-name="P1">Cópia pro</text:p>
          <text:p text:style-name="P1">cartór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4.3cm" svg:height="2.2cm" svg:x="11cm" svg:y="25.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2" draw:layer="layout" svg:x1="10.15cm" svg:y1="4.6cm" svg:x2="10.05cm" svg:y2="5.7cm" draw:start-shape="id1" draw:start-glue-point="6" draw:end-shape="id2" draw:end-glue-point="4" svg:d="M10150 4600v551h-100v549" svg:viewBox="0 0 101 1101">
          <text:p/>
        </draw:connector>
        <draw:connector draw:style-name="gr10" draw:text-style-name="P2" draw:layer="layout" draw:line-skew="0.001cm" svg:x1="3.8cm" svg:y1="16.15cm" svg:x2="6.1cm" svg:y2="21.45cm" draw:start-shape="id3" draw:start-glue-point="5" draw:end-shape="id4" draw:end-glue-point="5" svg:d="M3800 16150h-500v5300h2800" svg:viewBox="0 0 2801 5301">
          <text:p text:style-name="P1">Sim</text:p>
        </draw:connector>
        <draw:connector draw:style-name="gr10" draw:text-style-name="P2" draw:layer="layout" draw:line-skew="-0.401cm" svg:x1="11.6cm" svg:y1="16.15cm" svg:x2="17.1cm" svg:y2="15.8cm" draw:start-shape="id3" draw:start-glue-point="7" draw:end-shape="id5" draw:end-glue-point="4" svg:d="M11600 16150h1400v-851h4100v501" svg:viewBox="0 0 5501 852">
          <text:p text:style-name="P1">Não</text:p>
        </draw:connector>
        <draw:connector draw:style-name="gr9" draw:text-style-name="P2" draw:layer="layout" svg:x1="5.65cm" svg:y1="13.5cm" svg:x2="7.7cm" svg:y2="14.4cm" draw:start-shape="id6" draw:start-glue-point="6" draw:end-shape="id3" draw:end-glue-point="4" svg:d="M5650 13500v451h2050v449" svg:viewBox="0 0 2051 901">
          <text:p/>
        </draw:connector>
        <draw:connector draw:style-name="gr9" draw:text-style-name="P2" draw:layer="layout" svg:x1="10.5cm" svg:y1="21.45cm" svg:x2="13.1cm" svg:y2="22.15cm" draw:start-shape="id4" draw:start-glue-point="7" draw:end-shape="id7" draw:end-glue-point="5" svg:d="M10500 21450h1301v700h1299" svg:viewBox="0 0 2601 701">
          <text:p/>
        </draw:connector>
        <draw:connector draw:style-name="gr9" draw:text-style-name="P2" draw:layer="layout" svg:x1="16cm" svg:y1="23.2cm" svg:x2="13.15cm" svg:y2="25.5cm" draw:start-shape="id7" draw:start-glue-point="6" draw:end-shape="id8" draw:end-glue-point="4" svg:d="M16000 23200v1151h-2850v1149" svg:viewBox="0 0 2851 2301">
          <text:p/>
        </draw:connector>
        <draw:frame draw:style-name="gr11" draw:text-style-name="P4" draw:layer="layout" svg:width="12.9cm" svg:height="1.987cm" svg:x="4cm" svg:y="0cm">
          <draw:text-box>
            <text:p text:style-name="P3"><text:span text:style-name="T1">FLUXOGRAMA</text:span></text:p>
            <text:p text:style-name="P3"><text:span text:style-name="T1">FICHA DE APOIAMENTO</text:span></text:p>
          </draw:text-box>
        </draw:frame>
        <draw:custom-shape draw:style-name="gr12" draw:text-style-name="P1" xml:id="id9" draw:id="id9" draw:layer="layout" svg:width="5cm" svg:height="2.7cm" svg:x="7.7cm" svg:y="8.7cm">
          <text:p text:style-name="P1">Você é responsável</text:p>
          <text:p text:style-name="P1">Por cadastro no</text:p>
          <text:p text:style-name="P1">Site do TS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10" draw:id="id10" draw:layer="layout" svg:width="3.8cm" svg:height="3cm" svg:x="15.4cm" svg:y="11.3cm">
          <text:p text:style-name="P1">Mande pro</text:p>
          <text:p text:style-name="P1">Responsável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0" draw:text-style-name="P2" draw:layer="layout" svg:x1="12.7cm" svg:y1="10.05cm" svg:x2="17.3cm" svg:y2="11.3cm" draw:start-shape="id9" draw:end-shape="id10" draw:end-glue-point="4" svg:d="M12700 10050h4600v1250" svg:viewBox="0 0 4601 1251">
          <text:p text:style-name="P1">Não</text:p>
        </draw:connector>
        <draw:connector draw:style-name="gr9" draw:text-style-name="P2" draw:layer="layout" svg:x1="15.4cm" svg:y1="12.8cm" svg:x2="10.2cm" svg:y2="11.4cm" draw:start-shape="id10" draw:start-glue-point="5" draw:end-shape="id9" draw:end-glue-point="6" svg:d="M15400 12800h-5200v-1400" svg:viewBox="0 0 5201 1401">
          <text:p/>
        </draw:connector>
        <draw:connector draw:style-name="gr10" draw:text-style-name="P2" draw:layer="layout" svg:x1="7.7cm" svg:y1="10.05cm" svg:x2="5.65cm" svg:y2="11.5cm" draw:start-shape="id9" draw:start-glue-point="5" draw:end-shape="id6" draw:end-glue-point="4" svg:d="M7700 10050h-2050v1450" svg:viewBox="0 0 2051 1451">
          <text:p text:style-name="P1">Sim</text:p>
        </draw:connector>
        <draw:connector draw:style-name="gr9" draw:text-style-name="P2" draw:layer="layout" svg:x1="10.05cm" svg:y1="7.7cm" svg:x2="10.2cm" svg:y2="8.7cm" draw:start-shape="id2" draw:start-glue-point="6" draw:end-shape="id9" draw:end-glue-point="4" svg:d="M10050 7700v501h150v499" svg:viewBox="0 0 151 1001">
          <text:p/>
        </draw:connector>
        <draw:connector draw:style-name="gr9" draw:text-style-name="P2" draw:layer="layout" svg:x1="17.1cm" svg:y1="18.8cm" svg:x2="7.7cm" svg:y2="17.9cm" draw:start-shape="id5" draw:start-glue-point="6" draw:end-shape="id3" svg:d="M17100 18800v502h-9400v-1402" svg:viewBox="0 0 9401 14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7:44:17.682508767</meta:creation-date>
    <dc:date>2016-05-03T21:16:16.791321663</dc:date>
    <meta:editing-duration>PT6M27S</meta:editing-duration>
    <meta:editing-cycles>3</meta:editing-cycles>
    <meta:generator>LibreOffice/5.0.4.2$Linux_X86_64 LibreOffice_project/00m0$Build-2</meta:generator>
    <meta:document-statistic meta:object-count="22"/>
  </office:meta>
</office:document-meta>
</file>